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800000234DF7A1C1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e6ff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199cm" svg:x="1cm" svg:y="7.37cm">
          <draw:image xlink:href="Pictures/100000000000035800000234DF7A1C1D.jpg" xlink:type="simple" xlink:show="embed" xlink:actuate="onLoad">
            <text:p/>
          </draw:image>
        </draw:frame>
        <draw:circle draw:style-name="gr2" draw:text-style-name="P2" draw:layer="layout" svg:width="0.476cm" svg:height="0.476cm" svg:x="1.279cm" svg:y="9.407cm">
          <text:p text:style-name="P2">1</text:p>
        </draw:circle>
        <draw:circle draw:style-name="gr2" draw:text-style-name="P2" draw:layer="layout" svg:width="0.476cm" svg:height="0.476cm" svg:x="2.117cm" svg:y="9.418cm">
          <text:p text:style-name="P1"><text:span text:style-name="T1">2</text:span></text:p>
        </draw:circle>
        <draw:circle draw:style-name="gr2" draw:text-style-name="P2" draw:layer="layout" svg:width="0.476cm" svg:height="0.476cm" svg:x="2.93cm" svg:y="9.407cm">
          <text:p text:style-name="P1"><text:span text:style-name="T1">3</text:span></text:p>
        </draw:circle>
        <draw:circle draw:style-name="gr2" draw:text-style-name="P2" draw:layer="layout" svg:width="0.476cm" svg:height="0.476cm" svg:x="3.819cm" svg:y="9.407cm">
          <text:p text:style-name="P2">4</text:p>
        </draw:circle>
        <draw:circle draw:style-name="gr2" draw:text-style-name="P2" draw:layer="layout" svg:width="0.476cm" svg:height="0.476cm" svg:x="16.672cm" svg:y="9.407cm">
          <text:p text:style-name="P2">5</text:p>
        </draw:circle>
        <draw:circle draw:style-name="gr2" draw:text-style-name="P2" draw:layer="layout" svg:width="0.476cm" svg:height="0.476cm" svg:x="17.535cm" svg:y="9.407cm">
          <text:p text:style-name="P1"><text:span text:style-name="T1">6</text:span></text:p>
        </draw:circle>
        <draw:circle draw:style-name="gr2" draw:text-style-name="P2" draw:layer="layout" svg:width="0.476cm" svg:height="0.476cm" svg:x="18.221cm" svg:y="9.407cm">
          <text:p text:style-name="P1"><text:span text:style-name="T1">7</text:span></text:p>
        </draw:circle>
        <draw:circle draw:style-name="gr2" draw:text-style-name="P2" draw:layer="layout" svg:width="0.476cm" svg:height="0.476cm" svg:x="19.059cm" svg:y="9.407cm">
          <text:p text:style-name="P1"><text:span text:style-name="T1">8</text:span></text:p>
        </draw:circle>
        <draw:circle draw:style-name="gr2" draw:text-style-name="P2" draw:layer="layout" svg:width="0.476cm" svg:height="0.476cm" svg:x="19.821cm" svg:y="9.407cm">
          <text:p text:style-name="P1"><text:span text:style-name="T1">9</text:span></text:p>
        </draw:circle>
        <draw:circle draw:style-name="gr2" draw:text-style-name="P2" draw:layer="layout" svg:width="0.476cm" svg:height="0.476cm" svg:x="4.207cm" svg:y="19.658cm">
          <text:p text:style-name="P1"><text:span text:style-name="T1">10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12-20T10:54:04</dc:date>
    <dc:creator>Karl Swisher</dc:creator>
    <meta:document-statistic meta:object-count="11"/>
    <meta:generator>OpenOffice.org/3.3$Linux OpenOffice.org_project/330m20$Build-9567</meta:generator>
  </office:meta>
</office:document-meta>
</file>